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2" calcext:value-type="float">
            <text:p>12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33" calcext:value-type="float">
            <text:p>33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1:09:48.43384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27T12:50:16.001609980</dc:date>
    <dc:creator>Bernhard Posselt</dc:creator>
    <meta:editing-duration>PT7H20M23S</meta:editing-duration>
    <meta:editing-cycles>39</meta:editing-cycles>
    <meta:document-statistic meta:table-count="1" meta:cell-count="396" meta:object-count="0"/>
  </office:meta>
</office:document-meta>
</file>